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03" calcext:value-type="float">
            <text:p>1503</text:p>
          </table:table-cell>
          <table:table-cell table:style-name="ce7" table:formula="of:=COUNTIF([.B7:.B999998];&quot;X&quot;)" office:value-type="float" office:value="1312" calcext:value-type="float">
            <text:p>131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97" calcext:value-type="float">
            <text:p>15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3" table:number-rows-repeated="104706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23">00/00/0000</text:date>, <text:time style:data-style-name="N2" text:time-value="21:12:18.6257174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23T21:12:56.946726949</dc:date>
    <meta:editing-duration>P1DT14H51M20S</meta:editing-duration>
    <meta:editing-cycles>1499</meta:editing-cycles>
    <meta:document-statistic meta:table-count="1" meta:cell-count="9075" meta:object-count="0"/>
  </office:meta>
</office:document-meta>
</file>